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arial1" svg:font-family="arial, sans-serif"/>
    <style:font-face style:name="arial" svg:font-family="arial, sans-serif-light, sans-serif"/>
    <style:font-face style:name="FreeSans1" svg:font-family="FreeSans" style:font-family-generic="swiss"/>
    <style:font-face style:name="AnjaliOldLipi" svg:font-family="AnjaliOldLip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color="#000000" style:font-name="AnjaliOldLipi" fo:font-size="18pt" officeooo:rsid="00d9f735" officeooo:paragraph-rsid="00da4d2b" style:font-size-asian="18pt" style:font-name-complex="AnjaliOldLipi" style:font-size-complex="18pt"/>
    </style:style>
    <style:style style:name="P2" style:family="paragraph" style:parent-style-name="Heading_20_2">
      <style:text-properties style:font-name="AnjaliOldLipi" fo:font-weight="normal" officeooo:rsid="00df1426" officeooo:paragraph-rsid="00df1426" style:font-weight-asian="normal" style:font-name-complex="AnjaliOldLipi" style:font-weight-complex="normal"/>
    </style:style>
    <style:style style:name="P3" style:family="paragraph" style:parent-style-name="Heading_20_2">
      <style:paragraph-properties fo:text-align="start" style:justify-single-word="false"/>
      <style:text-properties officeooo:paragraph-rsid="00e4b190"/>
    </style:style>
    <style:style style:name="P4" style:family="paragraph" style:parent-style-name="Heading_20_2">
      <style:paragraph-properties fo:text-align="start" style:justify-single-word="false" fo:break-before="page"/>
      <style:text-properties fo:color="#000000" style:font-name="AnjaliOldLipi" fo:font-size="18pt" fo:font-weight="normal" officeooo:rsid="00e4b190" officeooo:paragraph-rsid="00e4b190" style:font-size-asian="18pt" style:font-weight-asian="normal" style:font-name-complex="AnjaliOldLipi" style:font-size-complex="18pt" style:font-weight-complex="normal"/>
    </style:style>
    <style:style style:name="P5" style:family="paragraph" style:parent-style-name="Standard">
      <style:paragraph-properties fo:text-align="start" style:justify-single-word="false"/>
      <style:text-properties fo:color="#000000" style:font-name="AnjaliOldLipi" fo:font-size="18pt" officeooo:rsid="00a8573b" officeooo:paragraph-rsid="00a8573b" style:font-size-asian="18pt" style:font-name-complex="AnjaliOldLipi" style:font-size-complex="18pt"/>
    </style:style>
    <style:style style:name="P6" style:family="paragraph" style:parent-style-name="Standard">
      <style:paragraph-properties fo:text-align="start" style:justify-single-word="false"/>
      <style:text-properties fo:color="#000000" style:font-name="AnjaliOldLipi" fo:font-size="18pt" officeooo:rsid="00a8573b" officeooo:paragraph-rsid="00acd7f0" style:font-size-asian="18pt" style:font-name-complex="AnjaliOldLipi" style:font-size-complex="18pt"/>
    </style:style>
    <style:style style:name="P7" style:family="paragraph" style:parent-style-name="Standard">
      <style:paragraph-properties fo:text-align="start" style:justify-single-word="false"/>
      <style:text-properties fo:color="#000000" style:font-name="AnjaliOldLipi" fo:font-size="18pt" officeooo:rsid="00b056a5" officeooo:paragraph-rsid="00b056a5" style:font-size-asian="18pt" style:font-name-complex="AnjaliOldLipi" style:font-size-complex="18pt"/>
    </style:style>
    <style:style style:name="P8" style:family="paragraph" style:parent-style-name="Standard">
      <style:paragraph-properties fo:text-align="start" style:justify-single-word="false"/>
      <style:text-properties fo:color="#000000" style:font-name="AnjaliOldLipi" fo:font-size="18pt" officeooo:rsid="00b056a5" officeooo:paragraph-rsid="00b2ba81" style:font-size-asian="18pt" style:font-name-complex="AnjaliOldLipi" style:font-size-complex="18pt"/>
    </style:style>
    <style:style style:name="P9" style:family="paragraph" style:parent-style-name="Standard">
      <style:paragraph-properties fo:text-align="start" style:justify-single-word="false"/>
      <style:text-properties fo:color="#000000" style:font-name="AnjaliOldLipi" fo:font-size="18pt" officeooo:rsid="00b056a5" officeooo:paragraph-rsid="00d21865" style:font-size-asian="18pt" style:font-name-complex="AnjaliOldLipi" style:font-size-complex="18pt"/>
    </style:style>
    <style:style style:name="P10" style:family="paragraph" style:parent-style-name="Standard">
      <style:paragraph-properties fo:text-align="start" style:justify-single-word="false"/>
      <style:text-properties fo:color="#000000" style:font-name="AnjaliOldLipi" fo:font-size="18pt" officeooo:rsid="00b2ba81" officeooo:paragraph-rsid="00b2ba81" style:font-size-asian="18pt" style:font-name-complex="AnjaliOldLipi" style:font-size-complex="18pt"/>
    </style:style>
    <style:style style:name="P11" style:family="paragraph" style:parent-style-name="Standard">
      <style:paragraph-properties fo:text-align="start" style:justify-single-word="false"/>
      <style:text-properties fo:color="#000000" style:font-name="AnjaliOldLipi" fo:font-size="18pt" officeooo:rsid="00bbbefa" officeooo:paragraph-rsid="00d21865" style:font-size-asian="18pt" style:font-name-complex="AnjaliOldLipi" style:font-size-complex="18pt"/>
    </style:style>
    <style:style style:name="P12" style:family="paragraph" style:parent-style-name="Standard">
      <style:paragraph-properties fo:text-align="start" style:justify-single-word="false"/>
      <style:text-properties fo:color="#000000" style:font-name="AnjaliOldLipi" fo:font-size="18pt" officeooo:rsid="00bbbefa" officeooo:paragraph-rsid="00bbbefa" style:font-size-asian="18pt" style:font-name-complex="AnjaliOldLipi" style:font-size-complex="18pt"/>
    </style:style>
    <style:style style:name="P13" style:family="paragraph" style:parent-style-name="Standard">
      <style:paragraph-properties fo:text-align="start" style:justify-single-word="false"/>
      <style:text-properties fo:color="#000000" style:font-name="AnjaliOldLipi" fo:font-size="18pt" officeooo:rsid="00bbbefa" officeooo:paragraph-rsid="00bd9b24" style:font-size-asian="18pt" style:font-name-complex="AnjaliOldLipi" style:font-size-complex="18pt"/>
    </style:style>
    <style:style style:name="P14" style:family="paragraph" style:parent-style-name="Standard">
      <style:paragraph-properties fo:text-align="start" style:justify-single-word="false"/>
      <style:text-properties fo:color="#000000" style:font-name="AnjaliOldLipi" fo:font-size="18pt" officeooo:rsid="00d21865" officeooo:paragraph-rsid="00d21865" style:font-size-asian="18pt" style:font-name-complex="AnjaliOldLipi" style:font-size-complex="18pt"/>
    </style:style>
    <style:style style:name="P15" style:family="paragraph" style:parent-style-name="Standard">
      <style:paragraph-properties fo:text-align="start" style:justify-single-word="false"/>
      <style:text-properties fo:color="#000000" style:font-name="AnjaliOldLipi" fo:font-size="18pt" officeooo:rsid="00d9f735" officeooo:paragraph-rsid="00da1c9b" style:font-size-asian="18pt" style:font-name-complex="AnjaliOldLipi" style:font-size-complex="18pt"/>
    </style:style>
    <style:style style:name="P16" style:family="paragraph" style:parent-style-name="Standard">
      <style:paragraph-properties fo:text-align="start" style:justify-single-word="false"/>
      <style:text-properties fo:color="#000000" style:font-name="AnjaliOldLipi" fo:font-size="18pt" officeooo:rsid="00d9f735" officeooo:paragraph-rsid="00da4d2b" style:font-size-asian="18pt" style:font-name-complex="AnjaliOldLipi" style:font-size-complex="18pt"/>
    </style:style>
    <style:style style:name="P17" style:family="paragraph" style:parent-style-name="Standard">
      <style:paragraph-properties fo:text-align="start" style:justify-single-word="false"/>
      <style:text-properties fo:color="#000000" style:font-name="AnjaliOldLipi" fo:font-size="18pt" officeooo:rsid="00bd9b24" officeooo:paragraph-rsid="00bd9b24" style:font-size-asian="18pt" style:font-name-complex="AnjaliOldLipi" style:font-size-complex="18pt"/>
    </style:style>
    <style:style style:name="P18" style:family="paragraph" style:parent-style-name="Standard">
      <style:paragraph-properties fo:text-align="start" style:justify-single-word="false"/>
      <style:text-properties fo:color="#000000" style:font-name="AnjaliOldLipi" fo:font-size="18pt" officeooo:rsid="00be8296" officeooo:paragraph-rsid="00be8296" style:font-size-asian="18pt" style:font-name-complex="AnjaliOldLipi" style:font-size-complex="18pt"/>
    </style:style>
    <style:style style:name="P19" style:family="paragraph" style:parent-style-name="Standard">
      <style:paragraph-properties fo:text-align="start" style:justify-single-word="false"/>
      <style:text-properties fo:color="#000000" style:font-name="AnjaliOldLipi" fo:font-size="18pt" officeooo:rsid="00bf7132" officeooo:paragraph-rsid="00bf7132" style:font-size-asian="18pt" style:font-name-complex="AnjaliOldLipi" style:font-size-complex="18pt"/>
    </style:style>
    <style:style style:name="P20" style:family="paragraph" style:parent-style-name="Standard">
      <style:paragraph-properties fo:text-align="start" style:justify-single-word="false"/>
      <style:text-properties fo:color="#000000" style:font-name="AnjaliOldLipi" fo:font-size="18pt" officeooo:rsid="00c05a94" officeooo:paragraph-rsid="00c05a94" style:font-size-asian="18pt" style:font-name-complex="AnjaliOldLipi" style:font-size-complex="18pt"/>
    </style:style>
    <style:style style:name="P21" style:family="paragraph" style:parent-style-name="Standard">
      <style:paragraph-properties fo:text-align="start" style:justify-single-word="false"/>
      <style:text-properties fo:color="#000000" style:font-name="AnjaliOldLipi" fo:font-size="18pt" officeooo:rsid="00c1bb46" officeooo:paragraph-rsid="00c1bb46" style:font-size-asian="18pt" style:font-name-complex="AnjaliOldLipi" style:font-size-complex="18pt"/>
    </style:style>
    <style:style style:name="P22" style:family="paragraph" style:parent-style-name="Standard">
      <style:paragraph-properties fo:text-align="start" style:justify-single-word="false"/>
      <style:text-properties fo:color="#000000" style:font-name="AnjaliOldLipi" fo:font-size="18pt" officeooo:rsid="00c34d68" officeooo:paragraph-rsid="00c34d68" style:font-size-asian="18pt" style:font-name-complex="AnjaliOldLipi" style:font-size-complex="18pt"/>
    </style:style>
    <style:style style:name="P23" style:family="paragraph" style:parent-style-name="Standard">
      <style:paragraph-properties fo:text-align="start" style:justify-single-word="false"/>
      <style:text-properties fo:color="#000000" style:font-name="AnjaliOldLipi" fo:font-size="18pt" officeooo:rsid="00c3eeba" officeooo:paragraph-rsid="00c3eeba" style:font-size-asian="18pt" style:font-name-complex="AnjaliOldLipi" style:font-size-complex="18pt"/>
    </style:style>
    <style:style style:name="P24" style:family="paragraph" style:parent-style-name="Standard">
      <style:paragraph-properties fo:text-align="start" style:justify-single-word="false"/>
      <style:text-properties fo:color="#000000" style:font-name="AnjaliOldLipi" fo:font-size="18pt" officeooo:rsid="00c4e988" officeooo:paragraph-rsid="00c4e988" style:font-size-asian="18pt" style:font-name-complex="AnjaliOldLipi" style:font-size-complex="18pt"/>
    </style:style>
    <style:style style:name="P25" style:family="paragraph" style:parent-style-name="Standard">
      <style:paragraph-properties fo:text-align="start" style:justify-single-word="false"/>
      <style:text-properties fo:color="#000000" style:font-name="AnjaliOldLipi" fo:font-size="18pt" officeooo:rsid="00b82fdc" officeooo:paragraph-rsid="00b82fdc" style:font-size-asian="18pt" style:font-name-complex="AnjaliOldLipi" style:font-size-complex="18pt"/>
    </style:style>
    <style:style style:name="P26" style:family="paragraph" style:parent-style-name="Standard">
      <style:paragraph-properties fo:text-align="start" style:justify-single-word="false"/>
      <style:text-properties fo:color="#000000" style:font-name="AnjaliOldLipi" fo:font-size="18pt" officeooo:rsid="00b55b4c" officeooo:paragraph-rsid="00b55b4c" style:font-size-asian="18pt" style:font-name-complex="AnjaliOldLipi" style:font-size-complex="18pt"/>
    </style:style>
    <style:style style:name="P27" style:family="paragraph" style:parent-style-name="Standard">
      <style:paragraph-properties fo:text-align="start" style:justify-single-word="false"/>
      <style:text-properties fo:color="#000000" style:font-name="AnjaliOldLipi" fo:font-size="18pt" officeooo:rsid="00b6d705" officeooo:paragraph-rsid="00b6d705" style:font-size-asian="18pt" style:font-name-complex="AnjaliOldLipi" style:font-size-complex="18pt"/>
    </style:style>
    <style:style style:name="P28" style:family="paragraph" style:parent-style-name="Standard">
      <style:paragraph-properties fo:text-align="start" style:justify-single-word="false"/>
      <style:text-properties fo:color="#000000" style:font-name="AnjaliOldLipi" fo:font-size="18pt" officeooo:rsid="00c71f15" officeooo:paragraph-rsid="00c71f15" style:font-size-asian="18pt" style:font-name-complex="AnjaliOldLipi" style:font-size-complex="18pt"/>
    </style:style>
    <style:style style:name="P29" style:family="paragraph" style:parent-style-name="Standard">
      <style:paragraph-properties fo:text-align="start" style:justify-single-word="false"/>
      <style:text-properties fo:color="#000000" style:font-name="AnjaliOldLipi" fo:font-size="18pt" officeooo:rsid="00cadc8a" officeooo:paragraph-rsid="00cadc8a" style:font-size-asian="18pt" style:font-name-complex="AnjaliOldLipi" style:font-size-complex="18pt"/>
    </style:style>
    <style:style style:name="P30" style:family="paragraph" style:parent-style-name="Standard">
      <style:paragraph-properties fo:text-align="start" style:justify-single-word="false"/>
      <style:text-properties fo:color="#000000" style:font-name="AnjaliOldLipi" fo:font-size="18pt" officeooo:rsid="00caa862" officeooo:paragraph-rsid="00caa862" style:font-size-asian="18pt" style:font-name-complex="AnjaliOldLipi" style:font-size-complex="18pt"/>
    </style:style>
    <style:style style:name="P31" style:family="paragraph" style:parent-style-name="Standard">
      <style:paragraph-properties fo:text-align="start" style:justify-single-word="false"/>
      <style:text-properties fo:color="#000000" style:font-name="AnjaliOldLipi" fo:font-size="18pt" officeooo:rsid="00cc9dbb" officeooo:paragraph-rsid="00cc9dbb" style:font-size-asian="18pt" style:font-name-complex="AnjaliOldLipi" style:font-size-complex="18pt"/>
    </style:style>
    <style:style style:name="P32" style:family="paragraph" style:parent-style-name="Standard">
      <style:paragraph-properties fo:text-align="start" style:justify-single-word="false"/>
      <style:text-properties fo:color="#000000" style:font-name="AnjaliOldLipi" fo:font-size="18pt" officeooo:rsid="00ce352a" officeooo:paragraph-rsid="00ce352a" style:font-size-asian="18pt" style:font-name-complex="AnjaliOldLipi" style:font-size-complex="18pt"/>
    </style:style>
    <style:style style:name="P33" style:family="paragraph" style:parent-style-name="Standard">
      <style:paragraph-properties fo:text-align="start" style:justify-single-word="false"/>
      <style:text-properties fo:color="#000000" style:font-name="AnjaliOldLipi" fo:font-size="18pt" officeooo:rsid="00ce4136" officeooo:paragraph-rsid="00ce4136" style:font-size-asian="18pt" style:font-name-complex="AnjaliOldLipi" style:font-size-complex="18pt"/>
    </style:style>
    <style:style style:name="P34" style:family="paragraph" style:parent-style-name="Standard">
      <style:paragraph-properties fo:text-align="start" style:justify-single-word="false"/>
      <style:text-properties fo:color="#000000" style:font-name="AnjaliOldLipi" fo:font-size="18pt" officeooo:rsid="00cefb06" officeooo:paragraph-rsid="00cefb06" style:font-size-asian="18pt" style:font-name-complex="AnjaliOldLipi" style:font-size-complex="18pt"/>
    </style:style>
    <style:style style:name="P35" style:family="paragraph" style:parent-style-name="Standard">
      <style:paragraph-properties fo:text-align="start" style:justify-single-word="false"/>
      <style:text-properties fo:color="#000000" style:font-name="AnjaliOldLipi" fo:font-size="18pt" officeooo:rsid="00d1bd59" officeooo:paragraph-rsid="00d1bd59" style:font-size-asian="18pt" style:font-name-complex="AnjaliOldLipi" style:font-size-complex="18pt"/>
    </style:style>
    <style:style style:name="P36" style:family="paragraph" style:parent-style-name="Standard">
      <style:paragraph-properties fo:text-align="start" style:justify-single-word="false"/>
      <style:text-properties fo:color="#000000" style:font-name="AnjaliOldLipi" fo:font-size="18pt" officeooo:rsid="00dd9fc3" officeooo:paragraph-rsid="00dd9fc3" style:font-size-asian="18pt" style:font-name-complex="AnjaliOldLipi" style:font-size-complex="18pt"/>
    </style:style>
    <style:style style:name="P37" style:family="paragraph" style:parent-style-name="Standard">
      <style:paragraph-properties fo:text-align="start" style:justify-single-word="false"/>
      <style:text-properties fo:color="#000000" style:font-name="AnjaliOldLipi" fo:font-size="18pt" officeooo:rsid="00e4b190" officeooo:paragraph-rsid="00e4b190" style:font-size-asian="18pt" style:font-name-complex="AnjaliOldLipi" style:font-size-complex="18pt"/>
    </style:style>
    <style:style style:name="P38" style:family="paragraph" style:parent-style-name="Standard">
      <style:paragraph-properties fo:text-align="start" style:justify-single-word="false"/>
      <style:text-properties fo:color="#000000" style:font-name="AnjaliOldLipi" fo:font-size="18pt" fo:font-weight="normal" officeooo:rsid="00e4b190" officeooo:paragraph-rsid="00e4b190" style:font-size-asian="18pt" style:font-weight-asian="normal" style:font-name-complex="AnjaliOldLipi" style:font-size-complex="18pt" style:font-weight-complex="normal"/>
    </style:style>
    <style:style style:name="P39" style:family="paragraph" style:parent-style-name="Standard">
      <style:paragraph-properties fo:text-align="justify" style:justify-single-word="false"/>
      <style:text-properties style:font-name="AnjaliOldLipi" fo:font-size="18pt" officeooo:rsid="00874527" officeooo:paragraph-rsid="007dfbc4" style:font-size-asian="18pt" style:font-name-complex="AnjaliOldLipi" style:font-size-complex="18pt"/>
    </style:style>
    <style:style style:name="P40" style:family="paragraph" style:parent-style-name="Standard">
      <style:paragraph-properties fo:text-align="justify" style:justify-single-word="false"/>
      <style:text-properties style:font-name="AnjaliOldLipi" fo:font-size="18pt" officeooo:rsid="00874527" officeooo:paragraph-rsid="009ea194" style:font-size-asian="18pt" style:font-name-complex="AnjaliOldLipi" style:font-size-complex="18pt"/>
    </style:style>
    <style:style style:name="P41" style:family="paragraph" style:parent-style-name="Standard">
      <style:paragraph-properties fo:text-align="justify" style:justify-single-word="false"/>
      <style:text-properties style:font-name="AnjaliOldLipi" fo:font-size="18pt" officeooo:rsid="00874527" officeooo:paragraph-rsid="009edb48" style:font-size-asian="18pt" style:font-name-complex="AnjaliOldLipi" style:font-size-complex="18pt"/>
    </style:style>
    <style:style style:name="P42" style:family="paragraph" style:parent-style-name="Standard">
      <style:paragraph-properties fo:text-align="justify" style:justify-single-word="false"/>
      <style:text-properties style:font-name="AnjaliOldLipi" fo:font-size="18pt" officeooo:rsid="00948f71" officeooo:paragraph-rsid="0097c260" style:font-size-asian="18pt" style:font-name-complex="AnjaliOldLipi" style:font-size-complex="18pt"/>
    </style:style>
    <style:style style:name="P43" style:family="paragraph" style:parent-style-name="Standard">
      <style:paragraph-properties fo:text-align="justify" style:justify-single-word="false"/>
      <style:text-properties style:font-name="AnjaliOldLipi" fo:font-size="18pt" officeooo:rsid="009a24e6" officeooo:paragraph-rsid="009a443d" style:font-size-asian="18pt" style:font-name-complex="AnjaliOldLipi" style:font-size-complex="18pt"/>
    </style:style>
    <style:style style:name="P44" style:family="paragraph" style:parent-style-name="Standard">
      <style:paragraph-properties fo:text-align="justify" style:justify-single-word="false"/>
      <style:text-properties style:font-name="AnjaliOldLipi" fo:font-size="18pt" officeooo:rsid="009a443d" officeooo:paragraph-rsid="009a443d" style:font-size-asian="18pt" style:font-name-complex="AnjaliOldLipi" style:font-size-complex="18pt"/>
    </style:style>
    <style:style style:name="P45" style:family="paragraph" style:parent-style-name="Standard">
      <style:paragraph-properties fo:text-align="end" style:justify-single-word="false"/>
      <style:text-properties style:font-name="AnjaliOldLipi" fo:font-size="18pt" officeooo:rsid="009a443d" officeooo:paragraph-rsid="009a443d" style:font-size-asian="18pt" style:font-name-complex="AnjaliOldLipi" style:font-size-complex="18pt"/>
    </style:style>
    <style:style style:name="P46" style:family="paragraph" style:parent-style-name="Standard">
      <style:paragraph-properties fo:text-align="end" style:justify-single-word="false"/>
      <style:text-properties style:font-name="AnjaliOldLipi" fo:font-size="18pt" officeooo:rsid="009bce0f" officeooo:paragraph-rsid="009edb48" style:font-size-asian="18pt" style:font-name-complex="AnjaliOldLipi" style:font-size-complex="18pt"/>
    </style:style>
    <style:style style:name="P47" style:family="paragraph" style:parent-style-name="Standard">
      <style:paragraph-properties fo:text-align="start" style:justify-single-word="false"/>
      <style:text-properties style:font-name="AnjaliOldLipi" fo:font-size="18pt" officeooo:rsid="009bce0f" officeooo:paragraph-rsid="009edb48" style:font-size-asian="18pt" style:font-name-complex="AnjaliOldLipi" style:font-size-complex="18pt"/>
    </style:style>
    <style:style style:name="P48" style:family="paragraph" style:parent-style-name="Standard">
      <style:paragraph-properties fo:text-align="justify" style:justify-single-word="false"/>
      <style:text-properties style:font-name="AnjaliOldLipi" officeooo:paragraph-rsid="007dfbc4" style:font-name-complex="AnjaliOldLipi"/>
    </style:style>
    <style:style style:name="P49" style:family="paragraph" style:parent-style-name="Standard">
      <style:paragraph-properties fo:text-align="start" style:justify-single-word="false"/>
      <style:text-properties style:font-name="AnjaliOldLipi" officeooo:paragraph-rsid="00d21865" style:font-name-complex="AnjaliOldLipi"/>
    </style:style>
    <style:style style:name="P50" style:family="paragraph" style:parent-style-name="Standard">
      <style:paragraph-properties fo:text-align="start" style:justify-single-word="false"/>
      <style:text-properties style:font-name="AnjaliOldLipi" officeooo:rsid="00bd9b24" officeooo:paragraph-rsid="00bd9b24" style:font-name-complex="AnjaliOldLipi"/>
    </style:style>
    <style:style style:name="P51" style:family="paragraph" style:parent-style-name="Standard">
      <style:paragraph-properties fo:text-align="start" style:justify-single-word="false"/>
      <style:text-properties style:font-name="AnjaliOldLipi" officeooo:rsid="00bf7132" officeooo:paragraph-rsid="00bf7132" style:font-name-complex="AnjaliOldLipi"/>
    </style:style>
    <style:style style:name="P52" style:family="paragraph" style:parent-style-name="Standard">
      <style:paragraph-properties fo:text-align="start" style:justify-single-word="false"/>
      <style:text-properties fo:color="#ff0000" style:font-name="AnjaliOldLipi" fo:font-size="18pt" officeooo:rsid="009edb48" officeooo:paragraph-rsid="009edb48" style:font-size-asian="18pt" style:font-name-complex="AnjaliOldLipi" style:font-size-complex="18pt"/>
    </style:style>
    <style:style style:name="P53" style:family="paragraph" style:parent-style-name="Standard">
      <style:paragraph-properties fo:text-align="start" style:justify-single-word="false"/>
      <style:text-properties fo:color="#ff0000" style:font-name="AnjaliOldLipi" fo:font-size="18pt" officeooo:rsid="009bce0f" officeooo:paragraph-rsid="009edb48" style:font-size-asian="18pt" style:font-name-complex="AnjaliOldLipi" style:font-size-complex="18pt"/>
    </style:style>
    <style:style style:name="P54" style:family="paragraph" style:parent-style-name="Standard">
      <style:paragraph-properties fo:text-align="start" style:justify-single-word="false"/>
      <style:text-properties fo:color="#ff0000" style:font-name="AnjaliOldLipi" fo:font-size="18pt" officeooo:rsid="009fe574" officeooo:paragraph-rsid="009fe574" style:font-size-asian="18pt" style:font-name-complex="AnjaliOldLipi" style:font-size-complex="18pt"/>
    </style:style>
    <style:style style:name="P55" style:family="paragraph" style:parent-style-name="Standard">
      <style:paragraph-properties fo:text-align="start" style:justify-single-word="false"/>
      <style:text-properties fo:color="#ff0000" style:font-name="AnjaliOldLipi" fo:font-size="18pt" officeooo:rsid="00a0e790" officeooo:paragraph-rsid="00a0e790" style:font-size-asian="18pt" style:font-name-complex="AnjaliOldLipi" style:font-size-complex="18pt"/>
    </style:style>
    <style:style style:name="P56" style:family="paragraph" style:parent-style-name="Standard">
      <style:paragraph-properties fo:text-align="start" style:justify-single-word="false"/>
      <style:text-properties fo:color="#ff0000" style:font-name="AnjaliOldLipi" fo:font-size="18pt" officeooo:rsid="00a11262" officeooo:paragraph-rsid="00a0e790" style:font-size-asian="18pt" style:font-name-complex="AnjaliOldLipi" style:font-size-complex="18pt"/>
    </style:style>
    <style:style style:name="P57" style:family="paragraph" style:parent-style-name="Standard">
      <style:paragraph-properties fo:text-align="start" style:justify-single-word="false"/>
      <style:text-properties fo:color="#ff0000" style:font-name="AnjaliOldLipi" fo:font-size="18pt" officeooo:rsid="00a11262" officeooo:paragraph-rsid="00a11262" style:font-size-asian="18pt" style:font-name-complex="AnjaliOldLipi" style:font-size-complex="18pt"/>
    </style:style>
    <style:style style:name="P58" style:family="paragraph" style:parent-style-name="Standard">
      <style:paragraph-properties fo:text-align="start" style:justify-single-word="false"/>
      <style:text-properties fo:color="#ff0000" style:font-name="AnjaliOldLipi" fo:font-size="18pt" officeooo:rsid="00a11262" officeooo:paragraph-rsid="00a370dd" style:font-size-asian="18pt" style:font-name-complex="AnjaliOldLipi" style:font-size-complex="18pt"/>
    </style:style>
    <style:style style:name="P59" style:family="paragraph" style:parent-style-name="Standard">
      <style:paragraph-properties fo:text-align="start" style:justify-single-word="false"/>
      <style:text-properties fo:color="#ff0000" style:font-name="AnjaliOldLipi" fo:font-size="18pt" officeooo:rsid="00a67cad" officeooo:paragraph-rsid="00a67cad" style:font-size-asian="18pt" style:font-name-complex="AnjaliOldLipi" style:font-size-complex="18pt"/>
    </style:style>
    <style:style style:name="P60" style:family="paragraph" style:parent-style-name="Standard">
      <style:paragraph-properties fo:text-align="start" style:justify-single-word="false"/>
      <style:text-properties fo:color="#ff0000" style:font-name="AnjaliOldLipi" fo:font-size="18pt" officeooo:rsid="00a7ce1a" officeooo:paragraph-rsid="00a7ce1a" style:font-size-asian="18pt" style:font-name-complex="AnjaliOldLipi" style:font-size-complex="18pt"/>
    </style:style>
    <style:style style:name="P61" style:family="paragraph" style:parent-style-name="Standard">
      <style:paragraph-properties fo:text-align="start" style:justify-single-word="false"/>
      <style:text-properties fo:color="#ff0000" style:font-name="AnjaliOldLipi" fo:font-size="18pt" officeooo:rsid="00a7f516" officeooo:paragraph-rsid="00a7f516" style:font-size-asian="18pt" style:font-name-complex="AnjaliOldLipi" style:font-size-complex="18pt"/>
    </style:style>
    <style:style style:name="P62" style:family="paragraph" style:parent-style-name="Standard">
      <style:paragraph-properties fo:text-align="start" style:justify-single-word="false"/>
      <style:text-properties fo:color="#c9211e" style:font-name="AnjaliOldLipi" fo:font-size="18pt" officeooo:rsid="00dbf8c2" officeooo:paragraph-rsid="00dbf8c2" style:font-size-asian="18pt" style:font-name-complex="AnjaliOldLipi" style:font-size-complex="18pt"/>
    </style:style>
    <style:style style:name="P63" style:family="paragraph" style:parent-style-name="Standard">
      <style:paragraph-properties fo:text-align="start" style:justify-single-word="false"/>
      <style:text-properties fo:color="#c9211e" style:font-name="AnjaliOldLipi" fo:font-size="18pt" officeooo:rsid="00dd58a7" officeooo:paragraph-rsid="00dd58a7" style:font-size-asian="18pt" style:font-name-complex="AnjaliOldLipi" style:font-size-complex="18pt"/>
    </style:style>
    <style:style style:name="P64" style:family="paragraph" style:parent-style-name="Standard">
      <style:paragraph-properties fo:text-align="start" style:justify-single-word="false"/>
      <style:text-properties fo:color="#c9211e" style:font-name="AnjaliOldLipi" fo:font-size="18pt" officeooo:rsid="00dd9fc3" officeooo:paragraph-rsid="00dd9fc3" style:font-size-asian="18pt" style:font-name-complex="AnjaliOldLipi" style:font-size-complex="18pt"/>
    </style:style>
    <style:style style:name="P65" style:family="paragraph" style:parent-style-name="Text_20_body">
      <style:text-properties style:font-name="AnjaliOldLipi" officeooo:rsid="00e2f04d" officeooo:paragraph-rsid="00e2f04d" style:font-name-complex="AnjaliOldLipi"/>
    </style:style>
    <style:style style:name="P66" style:family="paragraph" style:parent-style-name="Text_20_body">
      <style:text-properties style:font-name="AnjaliOldLipi" officeooo:rsid="00e400c1" officeooo:paragraph-rsid="00e400c1" style:font-name-complex="AnjaliOldLipi"/>
    </style:style>
    <style:style style:name="P67" style:family="paragraph" style:parent-style-name="Text_20_body">
      <style:text-properties style:font-name="AnjaliOldLipi" officeooo:rsid="00e4b190" officeooo:paragraph-rsid="00e4b190" style:font-name-complex="AnjaliOldLipi"/>
    </style:style>
    <style:style style:name="P68" style:family="paragraph" style:parent-style-name="Text_20_body">
      <style:text-properties style:font-name="AnjaliOldLipi" officeooo:rsid="00e4b190" officeooo:paragraph-rsid="00e76373" style:font-name-complex="AnjaliOldLipi"/>
    </style:style>
    <style:style style:name="P69" style:family="paragraph" style:parent-style-name="Text_20_body">
      <style:text-properties style:font-name="AnjaliOldLipi" officeooo:rsid="00e573f0" officeooo:paragraph-rsid="00e573f0" style:font-name-complex="AnjaliOldLipi"/>
    </style:style>
    <style:style style:name="P70" style:family="paragraph" style:parent-style-name="Text_20_body">
      <style:text-properties fo:color="#000000" style:font-name="AnjaliOldLipi" fo:font-size="18pt" officeooo:rsid="00dd9fc3" officeooo:paragraph-rsid="00e400c1" style:font-size-asian="18pt" style:font-name-complex="AnjaliOldLipi" style:font-size-complex="18pt"/>
    </style:style>
    <style:style style:name="P71" style:family="paragraph" style:parent-style-name="Text_20_body">
      <style:paragraph-properties fo:text-align="start" style:justify-single-word="false"/>
      <style:text-properties fo:color="#000000" style:font-name="AnjaliOldLipi" fo:font-size="18pt" fo:font-weight="normal" officeooo:rsid="00e573f0" officeooo:paragraph-rsid="00e573f0" style:font-size-asian="18pt" style:font-weight-asian="normal" style:font-name-complex="AnjaliOldLipi" style:font-size-complex="18pt" style:font-weight-complex="normal"/>
    </style:style>
    <style:style style:name="P72" style:family="paragraph" style:parent-style-name="Text_20_body">
      <style:paragraph-properties fo:text-align="start" style:justify-single-word="false"/>
      <style:text-properties fo:font-variant="normal" fo:text-transform="none" fo:color="#4d5156" style:font-name="arial1" fo:font-size="8.39999961853027pt" fo:letter-spacing="normal" fo:font-style="normal" fo:font-weight="normal" officeooo:paragraph-rsid="00e4b190"/>
    </style:style>
    <style:style style:name="T1" style:family="text">
      <style:text-properties officeooo:rsid="00968dd1"/>
    </style:style>
    <style:style style:name="T2" style:family="text">
      <style:text-properties officeooo:rsid="00969770"/>
    </style:style>
    <style:style style:name="T3" style:family="text">
      <style:text-properties officeooo:rsid="0096ff39"/>
    </style:style>
    <style:style style:name="T4" style:family="text">
      <style:text-properties officeooo:rsid="0097c260"/>
    </style:style>
    <style:style style:name="T5" style:family="text">
      <style:text-properties officeooo:rsid="00983311"/>
    </style:style>
    <style:style style:name="T6" style:family="text">
      <style:text-properties officeooo:rsid="00984b35"/>
    </style:style>
    <style:style style:name="T7" style:family="text">
      <style:text-properties officeooo:rsid="00998421"/>
    </style:style>
    <style:style style:name="T8" style:family="text">
      <style:text-properties officeooo:rsid="009a443d"/>
    </style:style>
    <style:style style:name="T9" style:family="text">
      <style:text-properties officeooo:rsid="009d84d5"/>
    </style:style>
    <style:style style:name="T10" style:family="text">
      <style:text-properties officeooo:rsid="009ea194"/>
    </style:style>
    <style:style style:name="T11" style:family="text">
      <style:text-properties officeooo:rsid="009edb48"/>
    </style:style>
    <style:style style:name="T12" style:family="text">
      <style:text-properties officeooo:rsid="009fe574"/>
    </style:style>
    <style:style style:name="T13" style:family="text">
      <style:text-properties officeooo:rsid="00a1a69c"/>
    </style:style>
    <style:style style:name="T14" style:family="text">
      <style:text-properties officeooo:rsid="00a370dd"/>
    </style:style>
    <style:style style:name="T15" style:family="text">
      <style:text-properties officeooo:rsid="00a4f9f4"/>
    </style:style>
    <style:style style:name="T16" style:family="text">
      <style:text-properties officeooo:rsid="00a67cad"/>
    </style:style>
    <style:style style:name="T17" style:family="text">
      <style:text-properties officeooo:rsid="00aa00d4"/>
    </style:style>
    <style:style style:name="T18" style:family="text">
      <style:text-properties officeooo:rsid="00ab3d78"/>
    </style:style>
    <style:style style:name="T19" style:family="text">
      <style:text-properties officeooo:rsid="00ab5d5e"/>
    </style:style>
    <style:style style:name="T20" style:family="text">
      <style:text-properties officeooo:rsid="00acd7f0"/>
    </style:style>
    <style:style style:name="T21" style:family="text">
      <style:text-properties officeooo:rsid="00ae6d92"/>
    </style:style>
    <style:style style:name="T22" style:family="text">
      <style:text-properties officeooo:rsid="00b056a5"/>
    </style:style>
    <style:style style:name="T23" style:family="text">
      <style:text-properties officeooo:rsid="00b06c36"/>
    </style:style>
    <style:style style:name="T24" style:family="text">
      <style:text-properties officeooo:rsid="00b21289"/>
    </style:style>
    <style:style style:name="T25" style:family="text">
      <style:text-properties officeooo:rsid="00b2ba81"/>
    </style:style>
    <style:style style:name="T26" style:family="text">
      <style:text-properties fo:color="#000000" fo:font-size="18pt" style:font-size-asian="18pt" style:font-size-complex="18pt"/>
    </style:style>
    <style:style style:name="T27" style:family="text">
      <style:text-properties fo:color="#000000" fo:font-size="18pt" officeooo:rsid="00b82fdc" style:font-size-asian="18pt" style:font-size-complex="18pt"/>
    </style:style>
    <style:style style:name="T28" style:family="text">
      <style:text-properties fo:color="#000000" fo:font-size="18pt" officeooo:rsid="00b9fd26" style:font-size-asian="18pt" style:font-size-complex="18pt"/>
    </style:style>
    <style:style style:name="T29" style:family="text">
      <style:text-properties fo:color="#000000" fo:font-size="18pt" officeooo:rsid="00bbbefa" style:font-size-asian="18pt" style:font-size-complex="18pt"/>
    </style:style>
    <style:style style:name="T30" style:family="text">
      <style:text-properties fo:color="#000000" fo:font-size="18pt" officeooo:rsid="00c05a94" style:font-size-asian="18pt" style:font-size-complex="18pt"/>
    </style:style>
    <style:style style:name="T31" style:family="text">
      <style:text-properties fo:color="#000000" style:font-name="AnjaliOldLipi" fo:font-size="18pt" officeooo:rsid="00e4b190" style:font-size-asian="18pt" style:font-name-complex="AnjaliOldLipi" style:font-size-complex="18pt"/>
    </style:style>
    <style:style style:name="T32" style:family="text">
      <style:text-properties fo:color="#000000" style:font-name="AnjaliOldLipi" fo:font-size="18pt" officeooo:rsid="00e4b190" style:font-size-asian="18pt" style:font-weight-asian="normal" style:font-name-complex="AnjaliOldLipi" style:font-size-complex="18pt" style:font-weight-complex="normal"/>
    </style:style>
    <style:style style:name="T33" style:family="text">
      <style:text-properties fo:color="#000000" style:font-name="AnjaliOldLipi" fo:font-size="18pt" fo:font-weight="normal" officeooo:rsid="00e4b190" style:font-size-asian="18pt" style:font-weight-asian="normal" style:font-name-complex="AnjaliOldLipi" style:font-size-complex="18pt" style:font-weight-complex="normal"/>
    </style:style>
    <style:style style:name="T34" style:family="text">
      <style:text-properties officeooo:rsid="00b30565"/>
    </style:style>
    <style:style style:name="T35" style:family="text">
      <style:text-properties officeooo:rsid="00b96bbd"/>
    </style:style>
    <style:style style:name="T36" style:family="text">
      <style:text-properties officeooo:rsid="00c61d3a"/>
    </style:style>
    <style:style style:name="T37" style:family="text">
      <style:text-properties officeooo:rsid="00cfd094"/>
    </style:style>
    <style:style style:name="T38" style:family="text">
      <style:text-properties officeooo:rsid="00d3e532"/>
    </style:style>
    <style:style style:name="T39" style:family="text">
      <style:text-properties officeooo:rsid="00d5ce30"/>
    </style:style>
    <style:style style:name="T40" style:family="text">
      <style:text-properties officeooo:rsid="00d79dcf"/>
    </style:style>
    <style:style style:name="T41" style:family="text">
      <style:text-properties officeooo:rsid="00d90f9e"/>
    </style:style>
    <style:style style:name="T42" style:family="text">
      <style:text-properties officeooo:rsid="00da4d2b"/>
    </style:style>
    <style:style style:name="T43" style:family="text">
      <style:text-properties fo:font-size="18pt" officeooo:rsid="00874527" style:font-size-asian="18pt" style:font-size-complex="18pt"/>
    </style:style>
    <style:style style:name="T44" style:family="text">
      <style:text-properties fo:font-size="18pt" officeooo:rsid="009ea194" style:font-size-asian="18pt" style:font-size-complex="18pt"/>
    </style:style>
    <style:style style:name="T45" style:family="text">
      <style:text-properties style:font-name="AnjaliOldLipi" style:font-name-complex="AnjaliOldLipi"/>
    </style:style>
    <style:style style:name="T46" style:family="text">
      <style:text-properties officeooo:rsid="00e0fc6a"/>
    </style:style>
    <style:style style:name="T47" style:family="text">
      <style:text-properties fo:font-variant="normal" fo:text-transform="none" fo:color="#222222" style:font-name="arial" fo:font-size="18pt" fo:letter-spacing="normal" fo:font-style="normal" fo:font-weight="normal" officeooo:rsid="00e4b190" style:font-size-asian="18pt" style:font-name-complex="AnjaliOldLipi" style:font-size-complex="18pt"/>
    </style:style>
    <style:style style:name="T48" style:family="text">
      <style:text-properties fo:font-variant="normal" fo:text-transform="none" fo:color="#222222" style:font-name="arial" fo:letter-spacing="normal" fo:font-style="normal"/>
    </style:style>
    <style:style style:name="T49" style:family="text">
      <style:text-properties officeooo:rsid="00e76373"/>
    </style:style>
    <style:style style:name="T50" style:family="text">
      <style:text-properties officeooo:rsid="00e7cc6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9"/>
      <text:p text:style-name="P39">മെയ 5 2021 ന് നടന്ന വാര്‍ഷിക സമ്മേളനത്തില്‍ ബ്ലാസ്സി ജോര്‍ജ്ജ്, സുജിത്ത്, സെബാസ്റ്റ്യന്‍, എം. ആര്‍. മാര്‍ട്ടിന്‍, ജലജ ടീച്ചര്‍, ഡോ. റസീന വിശ്വംഭരന്‍, സുഗന്ധി പ്രദീപന്‍, വാസന്തി, റെജി, .... തുടങ്ങിയവര്‍ പങ്കെടുത്തു. മെ<text:span text:style-name="T10">ഖ</text:span>ലാ ജില്ലാ പ്രവര്‍ത്തകരായ ജയ, അനൂപ്, ബിബിന്‍ തമ്പി തുടങ്ങിയവരും സന്നിഹിതരായിരുന്നു. സെക്രട്ടറി ബ്ലാസ്സി ജോര്‍ജ്ജിന്റെ റിപ്പോര്‍ട്ടിന്‍മേലുള്ള ചര്‍ച്ചയില്‍ യൂണിറ്റ് പ്രവര്‍ത്തനങ്ങളിലുള്ള കുറവുകള്‍ ചര്‍ച്ച ചെയ്യപ്പെട്ടു. പരിഷത്തിലേക്ക് യുവതലമുറയെ ആകര്‍ഷിക്കാന്‍ കഴിയുന്നില്ലെന്ന വിഷയയം ബിബിിന്‍ എടുത്തു പറഞ്ഞു.</text:p>
      <text:p text:style-name="P48"><text:span text:style-name="T43">റസീന ടീച്ചര്‍ ജനങ്ങളില്‍ ഉണ്ടാക്കിയ മാനസിക സമ്മര്‍ദങ്ങളില്‍ നിന്നെങ്ങിനെ രക്ഷനേടാം - പ്രത്യേകിച്ച് കുട്ടികളിലെയും, വയോധികരിലും. </text:span><text:span text:style-name="T44">സെക്കോളജി മേഖലയില്‍ ജോലിചെയതിരുന്ന റസീന ടീച്ചര്‍ തന്റെ സെവനം ഇതിനായി സൌജന്യമായി നല്‍കുവാനും തയ്യാറാണെന്ന് പറഞ്ഞു</text:span></text:p>
      <text:p text:style-name="P39"/>
      <text:p text:style-name="P40"><text:span text:style-name="T10">ലിംഗനീതി, </text:span>സ്ത്രീ ശാക്തീകരണം, പ്രവര്‍ത്തകര്‍ക്കിടയിലെ തന്നെ വായന <text:span text:style-name="T10">തുടങ്ങിവ </text:span>ജലജ ടീച്ചര്‍ <text:span text:style-name="T10">പരാമര്‍ശിച്ചു.</text:span></text:p>
      <text:p text:style-name="P41">കേവലം പേപ്പറിലൊതുങ്ങാതെ ‍കോവിഡില്‍ ഏറ്റെടുക്കാവുന്ന ബദല്‍ പ്രവര്‍ത്തനങ്ങള്‍ സാമ്പത്തി തകര്‍ച്ചയില്‍ നിന്നെങ്ങിനെ രക്ഷനേടാം <text:span text:style-name="T11">തുടങ്ങിയവയും ചര്‍ച്ചയില്‍ പരാമര്‍ശിക്കപ്പെട്ടു.</text:span></text:p>
      <text:p text:style-name="P39"/>
      <text:p text:style-name="P42"><text:soft-page-break/><text:span text:style-name="T1">2021 മെയ്യ് 8,9 ദിവസങ്ങളിലായി നടന്ന </text:span>മെഖലാ വാര്‍ഷികത്തില്‍ ജലജ ടീച്ചര്‍, മാര്‍ട്ടിന്‍ മാഷ് സുജിത്ത്, ബ്ലാസ്സി ജോര്‍ജ്ജ്, <text:span text:style-name="T1">സുഗന്ധി പ്രദീപന്‍</text:span> തുടങ്ങിയവര്‍ പങ്കെടുത്തു. <text:span text:style-name="T1">കോവിഡ് കാല പ്രവര്‍ത്തനങ്ങളെപ്പറ്റി ശ്രീ കാര്‍ത്തികേയന്റെ അവതരണം വളരെ ശ്രദ്ധേയമായതായിരുന്നു. കോവിറ്റോ ഗ്രൂപ്പകള്‍, RR</text:span><text:span text:style-name="T7">T(Rapid Response Team)</text:span><text:span text:style-name="T1"> തുടങ്ങിയവയിലൂടെ എത്തരത്തില്‍ പ്രാദേശിക കോവിഡ് പ്രതിരോധത്തില്‍ പങ്കുചേരാം എന്ന് അദ്ദേഹം പ്രതിപാദിച്ചു. <text:s/></text:span><text:span text:style-name="T2">മാത്രമല്ല പരിഷത്ത് എന്ന സംഘടനയെ ജനഹൃദയങ്ങളിലെത്തിക്കാന്‍ ഒരു സുവര്‍ണാവസരമാണിതെന്നും പരാമര്‍ശിച്ചു. കോവിഡെന്ന മഹാമാരിയെ വാക്സിനിലൂടെ, സാമൂഹിക അകലത്തിലൂടെ, സാനിറ്റൈസറിലൂടെയും, സോപ്പിലൂടെയും ഒരു പരിധി വരെയെങ്കിലും തളച്ചിടാന്‍ കഴിഞ്ഞത് ശാസ്ത്രത്തിന്റെ വിജയമാണെന്ന് നാം തിരിച്ചറി</text:span><text:span text:style-name="T3">യണം. </text:span><text:span text:style-name="T4">പുകയില്ലാത്തടുപ്പ് പ്രചരണത്തില്‍ ഫോര്‍ട്ട് കൊച്ചിയിലെ ജോസഫ് കൊറയ </text:span><text:span text:style-name="T5">മാത്രകാപരമായ പ്രവര്‍ത്തനമാണെന്ന് കണക്കവതരിപ്പിക്കവെ ശ്രീ രാജന്‍ നമ്പൂതിരി പറഞ്ഞു. </text:span><text:span text:style-name="T6">ജനകീയ വികസന രേഖ തയ്യാറാക്കുന്നതില്‍ വിവിധ മേഖലകള്‍ കാര്യമായ പ്രവര്‍ത്തനങ്ങള്‍ കാഴ്ചവച്ചപ്പോള്‍ തമ്മനം യൂണിറ്റിന് ഒട്ടും മുന്നോട്ട് പോകാനായില്ല.</text:span><text:span text:style-name="T1"> </text:span><text:s/></text:p>
      <text:p text:style-name="P42"/>
      <text:p text:style-name="P43">തമ്മനം യൂണിറ്റ് അംഗം സുജിത്തിനെ മേഖല കമ്മറ്റി എൈ റ്റി വിഷയ സമിതി കണ്‍വീനറായി തിരഞ്ഞെടുത്തു. </text:p>
      <text:p text:style-name="P43"><text:span text:style-name="T8">മേഖല സംഘടനാ കമ്മറ്റി : </text:span>മെയ്യ് 10, 2021</text:p>
      <text:p text:style-name="P44">ചിറ്റൂര്‍ യൂണിറ്റ് ചുമതല – </text:p>
      <text:p text:style-name="P45"><text:soft-page-break/>പ്രസി. Sugunakumar 9995979417</text:p>
      <text:p text:style-name="P45">സെക്രട്ടറി : Vasanthakumar 9037375445</text:p>
      <text:p text:style-name="P46"><text:span text:style-name="T9">[ </text:span>സുഗുണകുമാര്‍: ആരോഗ്യ വിഷയ സമിതി കണ്‍വീനര്<text:span text:style-name="T9">]</text:span></text:p>
      <text:p text:style-name="P46"/>
      <text:p text:style-name="P47"/>
      <text:p text:style-name="P47"/>
      <text:p text:style-name="P47"/>
      <text:p text:style-name="P52">IT വിഷയ സമിതി പ്രവര്‍ത്തനങ്ങള്‍</text:p>
      <text:p text:style-name="P53"><text:span text:style-name="T11">സംസ്ഥാന IT വിഷയ സമിതി കണ്‍വീനര്‍ ശ്രീ സുധീറുമായ സംസാരിച്ച് മേഖലാ വിഷയ സമിതിയില്‍ ചെയ്യാന്‍ </text:span><text:span text:style-name="T12">സാധിക്കുന്നതെന്താണെന്ന് <text:s/></text:span>‍<text:span text:style-name="T12">അന്വേഷിച്ചു. </text:span></text:p>
      <text:p text:style-name="P54">പരിഷത്ത് പ്രവര്‍ത്തനങ്ങള്‍ക്ക് പരിഷത്തിനുള്ളില്‍ സാങ്കേതിക വിദ്യ എങ്ങിനെ ഉപയോഗിക്കാം - <text:span text:style-name="T16">അംഗത്വം, ഓണ്‍ലൈന്‍ സാമ്പത്തിക ഇടപാടുകള്‍</text:span></text:p>
      <text:p text:style-name="P54">പരിഷത്ത് ആശയങ്ങള്‍ പൊതുജനങ്ങളിലേക്കെത്തിക്കാന്‍ സാങ്കേതിക വിദ്യ എങ്ങിനെ ഉപയോഗിക്കാം</text:p>
      <text:p text:style-name="P55">സ്വതന്ത്ര സോഫ്റ്റ വെയര്‍ പ്ചരിപ്പിക്കുന്നതിന്</text:p>
      <text:p text:style-name="P56">വിജ്ഞാനത്തിന്റെ ജനാധിപത്യ വല്‍ക്കരണം</text:p>
      <text:p text:style-name="P57">പ്രാദേശിക ഭാഷയിലുള്ള ലേഖനങ്ങള്‍ സൃഷ്ടിക്കുക</text:p>
      <text:p text:style-name="P58">പരിഷത്ത് വെബ് ക<text:span text:style-name="T13">ണ്ട</text:span>ന്റ് അംഗങ്ങള്‍ക്കിടയില്‍ പ്രചരിപ്പിക്കുക - പരിഷത്ത് വിക്കി, <text:span text:style-name="T14">ലൂക്ക, </text:span><text:span text:style-name="T15">ഫെയ്സ് ബുക്ക് പേജ്, സൈറ്റ് …</text:span></text:p>
      <text:p text:style-name="P59">മൊബൈല്‍ ആപ്പുകളിലെ അപകടം</text:p>
      <text:p text:style-name="P60">ബ്രൌസര്‍ ഉപയോഗം</text:p>
      <text:p text:style-name="P61">വാട്സാപ്പ്, ടെലിഗ്രാം, സിഗ്നല്‍</text:p>
      <text:p text:style-name="P61"><text:soft-page-break/></text:p>
      <text:p text:style-name="P61"/>
      <text:p text:style-name="P5">IT വിഷയ സമിതി കണ്‍വീനര്‍- </text:p>
      <text:p text:style-name="P5"/>
      <text:p text:style-name="P5">നവ സാങ്കേതിക മാദ്ധ്യമങ്ങള്‍ ഒരുപാട് ഉപയോഗിക്കാത്ത എന്നെ അപ്രതീക്ഷിതമായിട്ടാണ് IT വി<text:span text:style-name="T17">ഷയ സമിതിയുടെ ചുമതല ഏല്‍പ്പിച്ചിരിക്കുന്നത്. IT വിഷയ സമിതിയുടെ </text:span><text:span text:style-name="T18">പ്രവര്‍ത്തനങ്ങളും</text:span><text:span text:style-name="T17"> സാധ്യതകള</text:span><text:span text:style-name="T18">ും</text:span><text:span text:style-name="T17">‍ എന്തൊക്കെയാണെന്നും </text:span><text:span text:style-name="T34">ഞാന്‍</text:span><text:span text:style-name="T17"> മനസ്സിലാക്കി</text:span><text:span text:style-name="T18">വരുന്നതേയുള്ളൂ.</text:span></text:p>
      <text:p text:style-name="P5"/>
      <text:p text:style-name="P6">വിവര സാങ്ക<text:span text:style-name="T17">േ</text:span>തി<text:span text:style-name="T17">ക</text:span> വിദ്യ <text:span text:style-name="T19">ഒറ്റക്ക് നില്‍ക്കുകയല്‍ മറിച്ച് നമ്മുടെ </text:span><text:span text:style-name="T21">സംഘടനാ</text:span><text:span text:style-name="T19"> </text:span><text:span text:style-name="T20">പ്രവര്‍ത്തനങ്ങള്‍ സഹായിക്കുന്ന ഒരു മാധ്യമമായ</text:span><text:span text:style-name="T21">ും പരിഷത്ത് പ്രവര്‍ത്തനങ്ങള്‍ പൊതുജനങ്ങളിലേക്ക</text:span><text:span text:style-name="T34">് എ</text:span><text:span text:style-name="T21">ത്തിക്കുവാനും ഉള്ള മാധ്യമമായും </text:span><text:span text:style-name="T22">ആണ് ഉദ്ദെശിക്കുന്നത്. </text:span></text:p>
      <text:p text:style-name="P7"/>
      <text:p text:style-name="P8">കോവിഡ് ഉയര്‍ത്തുന്ന പരിമിതികള്‍ക്കുള്ളില്‍ നിന്ന് ഓണ്‍ലൈനായി സംഘടനാ പ്രവര്‍ത്തനങ്ങള്‍ നടത്തുകയെന്നതാണ് <text:s/>നമ്മുടെ ആദ്യത്തെ വെല്ലുവിളി. മിക്കവാറും യൂണിറ്റുകളും ഗൂഗിള്‍, വാട്സാപ്പ് തുടങ്ങിയ സംവിധാനങ്ങളുപയോഗിച്ച് <text:span text:style-name="T23">മീറ്റിങ്ങുകള്‍ നടത്തിയതായി അറിയാന്‍ കഴിഞ്ഞു. എങ്കിലും ഒറ്റപ്പേട്ട യൂണിറ്റുകള്‍ക്ക് യൂണിറ്റ് മീറ്റിങ്ങുകള്‍ നടത്തുവാനും ബുദ്ധിമുട്ടുണ്ടായി. </text:span><text:span text:style-name="T24">ഇത്തരത്തില്‍ യൂണിറ്റുകള്‍ക്കുള്ള ബുദ്ധിമുട്ടുകള്‍ പരിഹാരം കാണുവാന്‍ ശ്രമിക്കുകയാണ് ഒരു ജോലി. </text:span><text:span text:style-name="T25">യൂണിറ്റ് പ്രതിനിധികളോട് അഭ്യര്‍ത്ഥിക്കാനുള്ളത് സാങ്കേതിക </text:span><text:soft-page-break/><text:span text:style-name="T25">പ്രശ്നങ്ങള്‍ മേഖലാ കമ്മറ്റിയുമായി പങ്കിടുക, നമ്മുക്ക് കഴിയാവുന്ന സഹായങ്ങള്‍ ചെയ്യാന്‍ ശ്രമിക്കാം.</text:span></text:p>
      <text:p text:style-name="P8"/>
      <text:p text:style-name="P10">ഇതു കൂടാതെ പരിഷത്ത് അംഗങ്ങള്‍ക്കിടയിലും പൊതു ജനങ്ങള്‍ക്കിടയിലും പരിഷത്തിന്റെ ഓണ്‍ലൈന്‍ കണ്ടന്റ – ലൂക്ക, പരിഷത്ത് വെബ് സൈറ്റ്, പരിഷത്ത് വിക്കി, പരിഷത്ത് യൂ ട്യൂബ് ചാനല്‍ തുടങ്ങിയവ പരിചയപ്പെടുത്തലും ഒരു പ്രവര്‍ത്തനമായി കരുതുന്നു. യൂണിറ്റ് പ്രതിനിധികളോട് <text:s/>ഒരിക്കല്‍ കൂടി അവരുടെ <text:s/><text:span text:style-name="T35">ഇത്തരത്തില്‍ </text:span>സാങ്കേതിക പ്രശ്നങ്ങള്‍ മേഖലാ കമ്മറ്റിയുമായി പങ്കിടുവാന്‍ അഭ്യര്‍ത്ഥിച്ചു കൊണ്ട് നിര്‍ത്തുന്നു.</text:p>
      <text:p text:style-name="P9">- -------------------------- -</text:p>
      <text:p text:style-name="P49"><text:span text:style-name="T27">മേഖല </text:span><text:span text:style-name="T28">കമ്മറ്റി (സബ് കമ്മറ്റി സംഘടന കമ്മറ്റി)</text:span></text:p>
      <text:p text:style-name="P49"><text:span text:style-name="T28">എല്ലാ മാസവും അവസാനത്തെ വെള്ളിയാഴ്ച </text:span><text:span text:style-name="T29">മേഖല കമ്മറ്റി</text:span></text:p>
      <text:p text:style-name="P49"><text:span text:style-name="T28">എല്ലാ </text:span><text:span text:style-name="T29">വ്യാഴാഴ്ചയും </text:span><text:span text:style-name="T28"><text:s/></text:span><text:span text:style-name="T29">മേഖല കമ്മറ്റി</text:span></text:p>
      <text:p text:style-name="P11"/>
      <text:p text:style-name="P9">- -------------------------- -</text:p>
      <text:p text:style-name="P14">മേഖല കമ്മറ്റി തീരുമാനങ്ങള്‍ - </text:p>
      <text:p text:style-name="P14">ഐ<text:span text:style-name="T38">ക്യ രാഷ്ട്ര സഭ ആഹ്വാനം ചെയ്ത സുസ്</text:span><text:span text:style-name="T41">ഥിര</text:span><text:span text:style-name="T38"> വികസനത്തിന</text:span><text:span text:style-name="T40">ുള്ള</text:span><text:span text:style-name="T38"> </text:span><text:span text:style-name="T41">മാര്‍ഗ</text:span><text:span text:style-name="T39">നിര്‍ദേ</text:span><text:span text:style-name="T40">ശങ്ങള്‍ വികസന നയരേഖ രൂപീകരണത്തില്‍ ശ്രദ്ധിക്കണം.</text:span></text:p>
      <text:p text:style-name="P15">SDG different from Millenium Development Goals were programmes for developing countries looked down by developed countries. But SDG are both domestic and international with quite a bit of introspection</text:p>
      <text:p text:style-name="P15"/>
      <text:p text:style-name="P1"><text:soft-page-break/><text:a xlink:type="simple" xlink:href="https://www.youtube.com/watch?v=o08ykAqLOxk" text:style-name="Internet_20_link" text:visited-style-name="Visited_20_Internet_20_Link"><text:span text:style-name="T45">https://www.youtube.com/watch?v=o08ykAqLOxk</text:span></text:a></text:p>
      <text:p text:style-name="P1"/>
      <text:p text:style-name="P1"><text:a xlink:type="simple" xlink:href="https://www.youtube.com/watch?v=WCKz8ykyI2E" text:style-name="Internet_20_link" text:visited-style-name="Visited_20_Internet_20_Link"><text:span text:style-name="T45">https://www.youtube.com/watch?v=WCKz8ykyI2E</text:span></text:a></text:p>
      <text:p text:style-name="P1"><text:span text:style-name="T42">sustainable villas dubai</text:span> </text:p>
      <text:p text:style-name="P14"/>
      <text:p text:style-name="P12"/>
      <text:p text:style-name="P50"><text:span text:style-name="T29">എ</text:span><text:span text:style-name="T26">പ്രില്‍ മാസത്തെ ശാസ്ത്ര ഗതി സുസ്തിര വികസനം</text:span></text:p>
      <text:p text:style-name="P17">യു. എന്‍ ആഹ്വാനം</text:p>
      <text:p text:style-name="P17"/>
      <text:p text:style-name="P18">സിബി സെബാസ്റ്റ്യന്‍ ആരോഗ്യ സമിതി ചെയര്‍മാന്‍</text:p>
      <text:p text:style-name="P19"/>
      <text:p text:style-name="P20">കോര്‍പ്പറേഷന്‍ ജാഗ്രത സമിതി</text:p>
      <text:p text:style-name="P20">വാര്‍ റൂം</text:p>
      <text:p text:style-name="P20">ഹെല്‍പ്പ് ഡെസ്ക്</text:p>
      <text:p text:style-name="P20">‍</text:p>
      <text:p text:style-name="P51"><text:span text:style-name="T26">വാര്‍ഡ് </text:span><text:span text:style-name="T30">തല </text:span><text:span text:style-name="T26">ജാഗ്രത സമിതി</text:span></text:p>
      <text:p text:style-name="P20">കൌണ്‍സിലര്‍, ആരോഗ്യ പ്രവര്‍ത്തകന്‍, ആശ പ്രവര്‍ത്തകര്‍, സന്നദ്ധ പ്രവര്‍ത്തകര്‍ …</text:p>
      <text:p text:style-name="P21">എനിക്കെന്ത് ചെയ്യാന്‍ സാധിക്കുമെന്ന് സ്വയം പരിശോധിക്കുക</text:p>
      <text:p text:style-name="P22">ഡൊമിസിലിയറി കെയര്‍ - മരുന്ന്, ഭക്ഷണം, മറ്റാവിശ്യങ്ങള്‍</text:p>
      <text:p text:style-name="P22">എത്ര പോസിറ്റീവ് കേസ്?</text:p>
      <text:p text:style-name="P22">അറിവിന്റെ വിതരണം</text:p>
      <text:p text:style-name="P23">may 19 Health Committee meeting</text:p>
      <text:p text:style-name="P24">5 പ്രവര്‍ത്തനങ്ങള്‍ മുഴുമിച്ച കുട്ടികള്‍</text:p>
      <text:p text:style-name="P19"/>
      <text:p text:style-name="P12"><text:soft-page-break/></text:p>
      <text:p text:style-name="P12"/>
      <text:p text:style-name="P12"/>
      <text:p text:style-name="P12"/>
      <text:p text:style-name="P13"/>
      <text:p text:style-name="P12"/>
      <text:p text:style-name="P25">അജണ്ട:- </text:p>
      <text:p text:style-name="P26">ജൂണ്‍ 5 environment day പരിസ്ഥിതി ദിനം</text:p>
      <text:p text:style-name="P26">ജില്ലാ പ്രതിനിധികള്‍</text:p>
      <text:p text:style-name="P26">ഡോ മായ ജയന്‍ ജെണ്ടര്‍ വിഷയ സമിതി</text:p>
      <text:p text:style-name="P27">ബാല വേദി മെയ് 19 സംഗമം - <text:span text:style-name="T36">കാവ്യ കടലിലേക്കൊരു ഉല്ലാസ യാത്ര</text:span></text:p>
      <text:p text:style-name="P27"/>
      <text:p text:style-name="P28">അംഗത്വം:</text:p>
      <text:p text:style-name="P29">കുടുക്ക</text:p>
      <text:p text:style-name="P30">vaccine challenge</text:p>
      <text:p text:style-name="P31">ജില്ലാ സമ്മേളന പ്രതിനിധികള്‍:</text:p>
      <text:p text:style-name="P32">സുജിത്ത്</text:p>
      <text:p text:style-name="P33">സെബാസ്റ്റ്യന്‍ </text:p>
      <text:p text:style-name="P34">ജലജ <text:span text:style-name="T37">ടീച്ചര്‍</text:span></text:p>
      <text:p text:style-name="P35"/>
      <text:p text:style-name="P35">ജൂലൈ സ്റ്റോകഹോം കണ്‍വെനഷന്‍ അനുസ്മരണം</text:p>
      <text:p text:style-name="P35"/>
      <text:p text:style-name="P62">ഇളംകുളം യൂണിറ്റ് ഗൂഗിള്‍ മീറ്റ്</text:p>
      <text:p text:style-name="P63">കോതാട്</text:p>
      <text:p text:style-name="P64"><text:soft-page-break/>ചിറ്റൂര്‍</text:p>
      <text:p text:style-name="P36"/>
      <text:h text:style-name="P2" text:outline-level="2"><text:span text:style-name="T46">2021 may 23,</text:span>ചിറ്റൂര്‍ യൂണിറ്റ് മീറ്റിങ്ങ്</text:h>
      <text:p text:style-name="P67">അദ്ധ്യക്ഷന്‍: സുഗുണകുമാര്‍ പ്രസിഡന്റ്, <text:span text:style-name="T49">വസന്തകുമാര്‍ സെക്രട്ടറി</text:span></text:p>
      <text:p text:style-name="P65">സംഘടനാ റിപ്പോര്‍ട്ട് - സുജിത്ത്</text:p>
      <text:p text:style-name="P68">അനൂപ്, സിമി ടീച്ചര്‍, ആലീസ് ടീച്ചര്‍<text:span text:style-name="T49">(ആരോഗ്യ വിഷയ സമിതി)</text:span>, ജോസഫ് മാഷ??,</text:p>
      <text:p text:style-name="P68"><text:span text:style-name="T50">ബാബു എലത്തറ, ഹര്‍ഷന്‍, ലതില,പി. എസ് മുരളീധരന്‍</text:span> </text:p>
      <text:p text:style-name="P66">RRT, വായനശാല, അക്ഷരസേന, EDRAC തുടങ്ങിയ സംഘടനങ്ങള്‍ 20 വീടുകള്‍ ചേര്‍ത്ത് ക്ലസ്റ്റ്റുകള്‍ രൂപികരിച്ചു.</text:p>
      <text:p text:style-name="P66"/>
      <text:p text:style-name="P66"/>
      <text:p text:style-name="P66"/>
      <text:p text:style-name="P7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arial1" svg:font-family="arial, sans-serif"/>
    <style:font-face style:name="arial" svg:font-family="arial, sans-serif-light, sans-serif"/>
    <style:font-face style:name="FreeSans1" svg:font-family="FreeSans" style:font-family-generic="swiss"/>
    <style:font-face style:name="AnjaliOldLipi" svg:font-family="AnjaliOldLip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4.001cm" fo:margin-bottom="4.001cm" fo:margin-left="1.99cm" fo:margin-right="2.1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30T23:23:20.660880507</meta:creation-date>
    <dc:date>2021-05-24T14:15:59.264586485</dc:date>
    <meta:editing-duration>PT20H8M17S</meta:editing-duration>
    <meta:editing-cycles>130</meta:editing-cycles>
    <meta:generator>LibreOffice/6.4.7.2$Linux_X86_64 LibreOffice_project/40$Build-2</meta:generator>
    <meta:print-date>2021-05-05T11:14:27.130130899</meta:print-date>
    <meta:document-statistic meta:table-count="0" meta:image-count="0" meta:object-count="0" meta:page-count="8" meta:paragraph-count="75" meta:word-count="750" meta:character-count="3640" meta:non-whitespace-character-count="3051"/>
  </office:meta>
</office:document-meta>
</file>